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4"/>
    <style:style style:name="P11" style:family="paragraph" style:parent-style-name="Text_20_body" style:list-style-name="L15"/>
    <style:style style:name="P12" style:family="paragraph" style:parent-style-name="Text_20_body" style:list-style-name="L16"/>
    <style:style style:name="P13" style:family="paragraph" style:parent-style-name="Text_20_body" style:list-style-name="L17"/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echnical Design Document (TDD) for PharmaEase</text:span></text:p>
      <text:p text:style-name="Text_20_body"><text:span text:style-name="Strong_20_Emphasis">Project Name:</text:span> PharmaEase<text:line-break/><text:span text:style-name="Strong_20_Emphasis">Version:</text:span> 1.0<text:line-break/><text:span text:style-name="Strong_20_Emphasis">Prepared By:</text:span> [Your Name]<text:line-break/><text:span text:style-name="Strong_20_Emphasis">Date:</text:span> [DD/MM/YYYY]</text:p>
      <text:p text:style-name="Horizontal_20_Line"/>
      <text:h text:style-name="Heading_20_1" text:outline-level="1"><text:span text:style-name="Strong_20_Emphasis">Index</text:span></text:h>
      <text:list xml:id="list233361200" text:style-name="L1">
        <text:list-item>
          <text:p text:style-name="P1"><text:span text:style-name="Strong_20_Emphasis">Introduction</text:span><text:line-break/>1.1 Purpose<text:line-break/>1.2 Scope<text:line-break/>1.3 Intended Audience</text:p>
        </text:list-item>
        <text:list-item>
          <text:p text:style-name="P1"><text:span text:style-name="Strong_20_Emphasis">System Architecture</text:span><text:line-break/>2.1 High-Level Architecture<text:line-break/>2.2 System Components<text:line-break/>2.3 Technology Stack</text:p>
        </text:list-item>
        <text:list-item>
          <text:p text:style-name="P1"><text:span text:style-name="Strong_20_Emphasis">Database Design</text:span><text:line-break/>3.1 Schema Overview<text:line-break/>3.2 Tables &amp; Relationships<text:line-break/>3.3 Entity-Relationship Diagram</text:p>
        </text:list-item>
        <text:list-item>
          <text:p text:style-name="P1"><text:span text:style-name="Strong_20_Emphasis">Application Design</text:span><text:line-break/>4.1 Backend Design<text:line-break/>4.2 Frontend Design<text:line-break/>4.3 API Endpoints</text:p>
        </text:list-item>
        <text:list-item>
          <text:p text:style-name="P1"><text:span text:style-name="Strong_20_Emphasis">Security &amp; Compliance</text:span><text:line-break/>5.1 Authentication &amp; Authorization<text:line-break/>5.2 Data Encryption &amp; Privacy<text:line-break/>5.3 Compliance Standards</text:p>
        </text:list-item>
        <text:list-item>
          <text:p text:style-name="P1"><text:span text:style-name="Strong_20_Emphasis">Financial Management Design</text:span><text:line-break/>6.1 Financial Transactions Schema<text:line-break/>6.2 Super Admin Finance Tracking<text:line-break/>6.3 Pharmacy-Level Financial Reports</text:p>
        </text:list-item>
        <text:list-item>
          <text:p text:style-name="P1"><text:span text:style-name="Strong_20_Emphasis">Prescription &amp; Medical Records Design</text:span><text:line-break/>7.1 Prescription Upload &amp; Storage<text:line-break/>7.2 Verification Process<text:line-break/>7.3 Medical Record Retrieval</text:p>
        </text:list-item>
        <text:list-item>
          <text:p text:style-name="P1"><text:span text:style-name="Strong_20_Emphasis">Business Intelligence &amp; Analytics</text:span><text:line-break/>8.1 Sales Reports &amp; Dashboards<text:line-break/>8.2 Customer Behavior Analytics<text:line-break/>8.3 Predictive Analytics for Stock Management</text:p>
        </text:list-item>
        <text:list-item>
          <text:p text:style-name="P1"><text:soft-page-break/><text:span text:style-name="Strong_20_Emphasis">Coding Standards &amp; Best Practices</text:span></text:p>
        </text:list-item>
        <text:list-item>
          <text:p text:style-name="P1"><text:span text:style-name="Strong_20_Emphasis">Appendix</text:span></text:p>
        </text:list-item>
      </text:list>
      <text:p text:style-name="Horizontal_20_Line"/>
      <text:h text:style-name="Heading_20_2" text:outline-level="2"><text:span text:style-name="Strong_20_Emphasis">1. Introduction</text:span></text:h>
      <text:h text:style-name="Heading_20_3" text:outline-level="3"><text:span text:style-name="Strong_20_Emphasis">1.1 Purpose</text:span></text:h>
      <text:p text:style-name="Text_20_body">This document outlines the technical specifications, coding standards, database schema, and API structure for PharmaEase. It ensures consistency and clarity in the development process.</text:p>
      <text:h text:style-name="Heading_20_3" text:outline-level="3"><text:span text:style-name="Strong_20_Emphasis">1.2 Scope</text:span></text:h>
      <text:p text:style-name="Text_20_body">PharmaEase is a comprehensive pharmacy management system supporting multiple stakeholders, including vendors, pharmacy administrators, druggists, and customers.</text:p>
      <text:h text:style-name="Heading_20_3" text:outline-level="3"><text:span text:style-name="Strong_20_Emphasis">1.3 Intended Audience</text:span></text:h>
      <text:list xml:id="list1549818536" text:style-name="L2">
        <text:list-item>
          <text:p text:style-name="P2">Developers &amp; Architects</text:p>
        </text:list-item>
        <text:list-item>
          <text:p text:style-name="P2">Product Managers</text:p>
        </text:list-item>
        <text:list-item>
          <text:p text:style-name="P2">QA Engineers</text:p>
        </text:list-item>
        <text:list-item>
          <text:p text:style-name="P2">Business Analysts</text:p>
        </text:list-item>
      </text:list>
      <text:p text:style-name="Horizontal_20_Line"/>
      <text:h text:style-name="Heading_20_2" text:outline-level="2"><text:span text:style-name="Strong_20_Emphasis">2. System Architecture</text:span></text:h>
      <text:h text:style-name="Heading_20_3" text:outline-level="3"><text:span text:style-name="Strong_20_Emphasis">2.1 High-Level Architecture</text:span></text:h>
      <text:p text:style-name="Text_20_body">PharmaEase follows a modular architecture ensuring scalability and maintainability.</text:p>
      <text:h text:style-name="Heading_20_3" text:outline-level="3"><text:span text:style-name="Strong_20_Emphasis">2.2 System Components</text:span></text:h>
      <text:list xml:id="list3894424157" text:style-name="L3">
        <text:list-item>
          <text:p text:style-name="P3"><text:span text:style-name="Strong_20_Emphasis">Frontend:</text:span> React-based SPA</text:p>
        </text:list-item>
        <text:list-item>
          <text:p text:style-name="P3"><text:span text:style-name="Strong_20_Emphasis">Backend:</text:span> Spring Boot microservices with REST APIs</text:p>
        </text:list-item>
        <text:list-item>
          <text:p text:style-name="P3"><text:span text:style-name="Strong_20_Emphasis">Database:</text:span> MySQL (Separate database per pharmacy)</text:p>
        </text:list-item>
        <text:list-item>
          <text:p text:style-name="P3"><text:span text:style-name="Strong_20_Emphasis">Authentication:</text:span> JWT &amp; OAuth for security</text:p>
        </text:list-item>
        <text:list-item>
          <text:p text:style-name="P3"><text:span text:style-name="Strong_20_Emphasis">Payment Gateway:</text:span> Razorpay/Stripe/PhonePe</text:p>
        </text:list-item>
      </text:list>
      <text:h text:style-name="Heading_20_3" text:outline-level="3"><text:span text:style-name="Strong_20_Emphasis">2.3 Technology Stack</text:span></text:h>
      <text:list xml:id="list1707593356" text:style-name="L4">
        <text:list-item>
          <text:p text:style-name="P4"><text:span text:style-name="Strong_20_Emphasis">Frontend:</text:span> React, Redux, Tailwind CSS</text:p>
        </text:list-item>
        <text:list-item>
          <text:p text:style-name="P4"><text:span text:style-name="Strong_20_Emphasis">Backend:</text:span> Spring Boot, JPA, Hibernate</text:p>
        </text:list-item>
        <text:list-item>
          <text:p text:style-name="P4"><text:span text:style-name="Strong_20_Emphasis">Database:</text:span> MySQL (Cloud-hosted)</text:p>
        </text:list-item>
        <text:list-item>
          <text:p text:style-name="P4"><text:span text:style-name="Strong_20_Emphasis">Security:</text:span> JWT, OAuth, HTTPS</text:p>
        </text:list-item>
        <text:list-item>
          <text:p text:style-name="P4"><text:soft-page-break/><text:span text:style-name="Strong_20_Emphasis">Other:</text:span> Docker, Kubernetes (optional), CI/CD with GitHub Actions</text:p>
        </text:list-item>
      </text:list>
      <text:p text:style-name="Horizontal_20_Line"/>
      <text:h text:style-name="Heading_20_2" text:outline-level="2"><text:span text:style-name="Strong_20_Emphasis">3. Database Design</text:span></text:h>
      <text:h text:style-name="Heading_20_3" text:outline-level="3"><text:span text:style-name="Strong_20_Emphasis">3.1 Schema Overview</text:span></text:h>
      <text:p text:style-name="Text_20_body">Each pharmacy has its own database. The Super Admin maintains a master database.</text:p>
      <text:h text:style-name="Heading_20_3" text:outline-level="3"><text:span text:style-name="Strong_20_Emphasis">3.2 Tables &amp; Relationships</text:span></text:h>
      <text:list xml:id="list1488015742" text:style-name="L5">
        <text:list-item>
          <text:p text:style-name="P5"><text:span text:style-name="Strong_20_Emphasis">Users Table</text:span> (<text:span text:style-name="Source_20_Text">user_id</text:span>, <text:span text:style-name="Source_20_Text">name</text:span>, <text:span text:style-name="Source_20_Text">role</text:span>, <text:span text:style-name="Source_20_Text">email</text:span>, <text:span text:style-name="Source_20_Text">password</text:span>, <text:span text:style-name="Source_20_Text">phone</text:span>, <text:span text:style-name="Source_20_Text">address</text:span>)</text:p>
        </text:list-item>
        <text:list-item>
          <text:p text:style-name="P5"><text:span text:style-name="Strong_20_Emphasis">Medicines Table</text:span> (<text:span text:style-name="Source_20_Text">medicine_id</text:span>, <text:span text:style-name="Source_20_Text">name</text:span>, <text:span text:style-name="Source_20_Text">composition</text:span>, <text:span text:style-name="Source_20_Text">stock</text:span>, <text:span text:style-name="Source_20_Text">purchase_id</text:span>, <text:span text:style-name="Source_20_Text">cost</text:span>, <text:span text:style-name="Source_20_Text">type</text:span>, <text:span text:style-name="Source_20_Text">exp_date</text:span>, <text:span text:style-name="Source_20_Text">image</text:span>)</text:p>
        </text:list-item>
        <text:list-item>
          <text:p text:style-name="P5"><text:span text:style-name="Strong_20_Emphasis">Sales Table</text:span> (<text:span text:style-name="Source_20_Text">sales_id</text:span>, <text:span text:style-name="Source_20_Text">medicine_list</text:span>, <text:span text:style-name="Source_20_Text">total_amount</text:span>, <text:span text:style-name="Source_20_Text">customer_id</text:span>, <text:span text:style-name="Source_20_Text">druggist_id</text:span>, <text:span text:style-name="Source_20_Text">payment_status</text:span>, <text:span text:style-name="Source_20_Text">sales_date</text:span>)</text:p>
        </text:list-item>
        <text:list-item>
          <text:p text:style-name="P5"><text:span text:style-name="Strong_20_Emphasis">Cart Table</text:span> (<text:span text:style-name="Source_20_Text">cart_id</text:span>, <text:span text:style-name="Source_20_Text">user_id</text:span>, <text:span text:style-name="Source_20_Text">medicine_list</text:span>, <text:span text:style-name="Source_20_Text">quantity</text:span>)</text:p>
        </text:list-item>
        <text:list-item>
          <text:p text:style-name="P5"><text:span text:style-name="Strong_20_Emphasis">Vendors Table</text:span> (<text:span text:style-name="Source_20_Text">vendor_id</text:span>, <text:span text:style-name="Source_20_Text">vendor_name</text:span>, <text:span text:style-name="Source_20_Text">contact</text:span>)</text:p>
        </text:list-item>
        <text:list-item>
          <text:p text:style-name="P5"><text:span text:style-name="Strong_20_Emphasis">Finance Table</text:span> (<text:span text:style-name="Source_20_Text">transaction_id</text:span>, <text:span text:style-name="Source_20_Text">transaction_type</text:span> (BUY/SELL), <text:span text:style-name="Source_20_Text">amount</text:span>, <text:span text:style-name="Source_20_Text">date</text:span>)</text:p>
        </text:list-item>
        <text:list-item>
          <text:p text:style-name="P5"><text:span text:style-name="Strong_20_Emphasis">Purchases Table</text:span> (<text:span text:style-name="Source_20_Text">purchase_id</text:span>, <text:span text:style-name="Source_20_Text">vendor_id</text:span>, <text:span text:style-name="Source_20_Text">medicine_list</text:span>, <text:span text:style-name="Source_20_Text">total_amount</text:span>, <text:span text:style-name="Source_20_Text">purchase_date</text:span>)</text:p>
        </text:list-item>
        <text:list-item>
          <text:p text:style-name="P5"><text:span text:style-name="Strong_20_Emphasis">Orders Table</text:span> (<text:span text:style-name="Source_20_Text">order_id</text:span>, <text:span text:style-name="Source_20_Text">user_id</text:span>, <text:span text:style-name="Source_20_Text">medicine_list</text:span>, <text:span text:style-name="Source_20_Text">total_amount</text:span>, <text:span text:style-name="Source_20_Text">status</text:span>, <text:span text:style-name="Source_20_Text">order_date</text:span>)</text:p>
        </text:list-item>
        <text:list-item>
          <text:p text:style-name="P5"><text:span text:style-name="Strong_20_Emphasis">Prescriptions Table</text:span> (<text:span text:style-name="Source_20_Text">prescription_id</text:span>, <text:span text:style-name="Source_20_Text">user_id</text:span>, <text:span text:style-name="Source_20_Text">doctor_name</text:span>, <text:span text:style-name="Source_20_Text">medicine_list</text:span>, <text:span text:style-name="Source_20_Text">upload_date</text:span>, <text:span text:style-name="Source_20_Text">status</text:span>)</text:p>
        </text:list-item>
      </text:list>
      <text:h text:style-name="Heading_20_3" text:outline-level="3"><text:span text:style-name="Strong_20_Emphasis">3.3 Entity-Relationship Diagram</text:span></text:h>
      <text:p text:style-name="Text_20_body">(Include a well-defined ER diagram.)</text:p>
      <text:p text:style-name="Horizontal_20_Line"/>
      <text:h text:style-name="Heading_20_2" text:outline-level="2"><text:span text:style-name="Strong_20_Emphasis">4. Application Design</text:span></text:h>
      <text:h text:style-name="Heading_20_3" text:outline-level="3"><text:span text:style-name="Strong_20_Emphasis">4.1 Backend Design</text:span></text:h>
      <text:p text:style-name="Text_20_body">Follows MVC pattern with service and repository layers.</text:p>
      <text:h text:style-name="Heading_20_3" text:outline-level="3"><text:span text:style-name="Strong_20_Emphasis">4.2 Frontend Design</text:span></text:h>
      <text:list xml:id="list750763967" text:style-name="L6">
        <text:list-item>
          <text:p text:style-name="P6">Component-based architecture.</text:p>
        </text:list-item>
        <text:list-item>
          <text:p text:style-name="P6">Role-based dashboards.</text:p>
        </text:list-item>
      </text:list>
      <text:h text:style-name="Heading_20_3" text:outline-level="3"><text:soft-page-break/><text:span text:style-name="Strong_20_Emphasis">4.3 API Endpoints</text:span></text:h>
      <text:list xml:id="list2319665461" text:style-name="L7">
        <text:list-item>
          <text:p text:style-name="P7"><text:span text:style-name="Strong_20_Emphasis">Cart API</text:span></text:p>
          <text:list>
            <text:list-item>
              <text:p text:style-name="P7"><text:span text:style-name="Source_20_Text">GET /api/cart/{user_id}</text:span> - Fetch user's cart.</text:p>
            </text:list-item>
            <text:list-item>
              <text:p text:style-name="P7"><text:span text:style-name="Source_20_Text">POST /api/cart/add</text:span> - Add item to cart.</text:p>
            </text:list-item>
            <text:list-item>
              <text:p text:style-name="P7"><text:span text:style-name="Source_20_Text">DELETE /api/cart/remove/{cart_id}</text:span> - Remove item from cart.</text:p>
            </text:list-item>
            <text:list-item>
              <text:p text:style-name="P7"><text:span text:style-name="Source_20_Text">POST /api/cart/checkout</text:span> - Checkout cart.</text:p>
            </text:list-item>
          </text:list>
        </text:list-item>
        <text:list-item>
          <text:p text:style-name="P7"><text:span text:style-name="Strong_20_Emphasis">Order API</text:span></text:p>
          <text:list>
            <text:list-item>
              <text:p text:style-name="P7"><text:span text:style-name="Source_20_Text">POST /api/orders/place</text:span> - Place an order.</text:p>
            </text:list-item>
            <text:list-item>
              <text:p text:style-name="P7"><text:span text:style-name="Source_20_Text">GET /api/orders/history/{user_id}</text:span> - Fetch previous orders.</text:p>
            </text:list-item>
          </text:list>
        </text:list-item>
        <text:list-item>
          <text:p text:style-name="P7"><text:span text:style-name="Strong_20_Emphasis">Vendor API</text:span></text:p>
          <text:list>
            <text:list-item>
              <text:p text:style-name="P7"><text:span text:style-name="Source_20_Text">POST /api/vendors/upload_medicine</text:span> - Vendor uploads new medicines.</text:p>
            </text:list-item>
          </text:list>
        </text:list-item>
        <text:list-item>
          <text:p text:style-name="P7"><text:span text:style-name="Strong_20_Emphasis">Inventory Management API</text:span></text:p>
          <text:list>
            <text:list-item>
              <text:p text:style-name="P7"><text:span text:style-name="Source_20_Text">GET /api/inventory/live</text:span> - Get live stock status.</text:p>
            </text:list-item>
            <text:list-item>
              <text:p text:style-name="P7"><text:span text:style-name="Source_20_Text">GET /api/inventory/low_stock</text:span> - Get medicines running low.</text:p>
            </text:list-item>
            <text:list-item>
              <text:p text:style-name="P7"><text:span text:style-name="Source_20_Text">POST /api/inventory/request_order</text:span> - Place an order request to vendor.</text:p>
            </text:list-item>
          </text:list>
        </text:list-item>
        <text:list-item>
          <text:p text:style-name="P7"><text:span text:style-name="Strong_20_Emphasis">Finance API (Super Admin Only)</text:span></text:p>
          <text:list>
            <text:list-item>
              <text:p text:style-name="P7"><text:span text:style-name="Source_20_Text">GET /api/finance/daily/{pharmacy_id}</text:span> - Fetch daily buy/sell transactions.</text:p>
            </text:list-item>
            <text:list-item>
              <text:p text:style-name="P7"><text:span text:style-name="Source_20_Text">GET /api/finance/summary</text:span> - Fetch total financial report.</text:p>
            </text:list-item>
          </text:list>
        </text:list-item>
        <text:list-item>
          <text:p text:style-name="P7"><text:span text:style-name="Strong_20_Emphasis">Medical Records API</text:span></text:p>
          <text:list>
            <text:list-item>
              <text:p text:style-name="P7"><text:span text:style-name="Source_20_Text">GET /api/prescriptions/history/{user_id}</text:span> - Fetch previous prescriptions.</text:p>
            </text:list-item>
          </text:list>
        </text:list-item>
      </text:list>
      <text:p text:style-name="Horizontal_20_Line"/>
      <text:h text:style-name="Heading_20_2" text:outline-level="2"><text:span text:style-name="Strong_20_Emphasis">5. Security &amp; Compliance</text:span></text:h>
      <text:list xml:id="list1419939541" text:style-name="L14">
        <text:list-item>
          <text:p text:style-name="P10"><text:span text:style-name="Strong_20_Emphasis">Authentication:</text:span> JWT-based access control.</text:p>
        </text:list-item>
        <text:list-item>
          <text:p text:style-name="P10"><text:span text:style-name="Strong_20_Emphasis">Data Encryption:</text:span> User data and transactions will be <text:span text:style-name="Strong_20_Emphasis">encrypted</text:span> in transit and at rest.</text:p>
        </text:list-item>
        <text:list-item>
          <text:p text:style-name="P10"><text:span text:style-name="Strong_20_Emphasis">Compliance Standards:</text:span> Adhering to <text:span text:style-name="Strong_20_Emphasis">HIPAA</text:span> for prescription data security.</text:p>
        </text:list-item>
      </text:list>
      <text:p text:style-name="Horizontal_20_Line"/>
      <text:h text:style-name="Heading_20_2" text:outline-level="2"><text:span text:style-name="Strong_20_Emphasis">6. Financial Management Design</text:span></text:h>
      <text:list xml:id="list820045677" text:style-name="L15">
        <text:list-item>
          <text:p text:style-name="P11">Each <text:span text:style-name="Strong_20_Emphasis">pharmacy manages</text:span> its <text:span text:style-name="Strong_20_Emphasis">own transactions</text:span>.</text:p>
        </text:list-item>
        <text:list-item>
          <text:p text:style-name="P11">The <text:span text:style-name="Strong_20_Emphasis">Super Admin monitors overall financial records</text:span> and ensures compliance.</text:p>
        </text:list-item>
      </text:list>
      <text:p text:style-name="Horizontal_20_Line"><text:soft-page-break/></text:p>
      <text:h text:style-name="Heading_20_2" text:outline-level="2"><text:span text:style-name="Strong_20_Emphasis">7. Prescription &amp; Medical Records Design</text:span></text:h>
      <text:list xml:id="list1391283322" text:style-name="L16">
        <text:list-item>
          <text:p text:style-name="P12"><text:span text:style-name="Strong_20_Emphasis">Prescription Upload:</text:span> Customers upload images or PDFs.</text:p>
        </text:list-item>
        <text:list-item>
          <text:p text:style-name="P12"><text:span text:style-name="Strong_20_Emphasis">Verification:</text:span> Admins or pharmacies verify prescriptions before processing orders.</text:p>
        </text:list-item>
      </text:list>
      <text:p text:style-name="Horizontal_20_Line"/>
      <text:h text:style-name="Heading_20_2" text:outline-level="2"><text:span text:style-name="Strong_20_Emphasis">8. Business Intelligence &amp; Analytics</text:span></text:h>
      <text:list xml:id="list3328727038" text:style-name="L17">
        <text:list-item>
          <text:p text:style-name="P13"><text:span text:style-name="Strong_20_Emphasis"><text:span text:style-name="T1">Sales Reports &amp; Dashboards</text:span></text:span></text:p>
        </text:list-item>
        <text:list-item>
          <text:p text:style-name="P13"><text:span text:style-name="Strong_20_Emphasis"><text:span text:style-name="T1">Customer Behavior Analytics</text:span></text:span></text:p>
        </text:list-item>
        <text:list-item>
          <text:p text:style-name="P13"><text:span text:style-name="Strong_20_Emphasis"><text:span text:style-name="T1">Predictive Analytics for Stock Management</text:span></text:span></text:p>
        </text:list-item>
      </text:list>
      <text:p text:style-name="Horizontal_20_Line"/>
      <text:h text:style-name="Heading_20_2" text:outline-level="2"><text:span text:style-name="Strong_20_Emphasis">9. Coding Standards &amp; Best Practices</text:span></text:h>
      <text:list xml:id="list4058906137" text:style-name="L8">
        <text:list-item>
          <text:p text:style-name="P8">Use <text:span text:style-name="Strong_20_Emphasis">RESTful API principles</text:span>.</text:p>
        </text:list-item>
        <text:list-item>
          <text:p text:style-name="P8">Maintain <text:span text:style-name="Strong_20_Emphasis">separate DTOs</text:span> for request and response objects.</text:p>
        </text:list-item>
        <text:list-item>
          <text:p text:style-name="P8">Implement <text:span text:style-name="Strong_20_Emphasis">proper exception handling</text:span>.</text:p>
        </text:list-item>
        <text:list-item>
          <text:p text:style-name="P8">Follow <text:span text:style-name="Strong_20_Emphasis">SOLID principles</text:span> for code maintainability.</text:p>
        </text:list-item>
        <text:list-item>
          <text:p text:style-name="P8">Use <text:span text:style-name="Strong_20_Emphasis">pagination for data-heavy endpoints</text:span>.</text:p>
        </text:list-item>
      </text:list>
      <text:p text:style-name="Horizontal_20_Line"/>
      <text:h text:style-name="Heading_20_2" text:outline-level="2"><text:span text:style-name="Strong_20_Emphasis">10. Appendix</text:span></text:h>
      <text:p text:style-name="Standard"><text:span text:style-name="Strong_20_Emphasis"><text:tab/>Abbreviations:</text:span></text:p>
      <text:list xml:id="list2773971865" text:style-name="L9">
        <text:list-item>
          <text:list>
            <text:list-item>
              <text:p text:style-name="P9"><text:span text:style-name="Strong_20_Emphasis">PK:</text:span> Primary Key</text:p>
            </text:list-item>
            <text:list-item>
              <text:p text:style-name="P9"><text:span text:style-name="Strong_20_Emphasis">FK:</text:span> Foreign Key</text:p>
            </text:list-item>
            <text:list-item>
              <text:p text:style-name="P9"><text:span text:style-name="Strong_20_Emphasis">JWT:</text:span> JSON Web Token</text:p>
            </text:list-item>
            <text:list-item>
              <text:p text:style-name="P9"><text:span text:style-name="Strong_20_Emphasis">SPA:</text:span> Single Page Application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7T13:28:44.903952791</meta:creation-date>
    <dc:date>2025-03-27T15:33:40.183466114</dc:date>
    <meta:editing-duration>PT1H33M5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5" meta:paragraph-count="105" meta:word-count="705" meta:character-count="5047" meta:non-whitespace-character-count="4519"/>
  </office:meta>
</office:document-meta>
</file>